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</text:span></text:p>
      <text:p text:style-name="P1"><text:span text:style-name="T1"><text:tab/><text:tab/><text:tab/>2) Default <text:s/>Parameters (or) arguments</text:span></text:p>
      <text:p text:style-name="P1"><text:span text:style-name="T1"><text:tab/><text:tab/>======================================</text:span></text:p>
      <text:p text:style-name="P1"><text:span text:style-name="T1">=&gt;When there is a Common Value for family of Function Calls then Such type of Common Value(s) must be taken <text:s/>as default parameter with common value (But not recommended to pass by using Posstional Parameters)</text:span></text:p>
      <text:p text:style-name="P2"/>
      <text:p text:style-name="P1"><text:span text:style-name="T1">Syntax: for Function Definition with Default Parameters</text:span></text:p>
      <text:p text:style-name="P1"><text:span text:style-name="T1">----------------------------------------------------------------------------------------</text:span></text:p>
      <text:p text:style-name="P1"><text:span text:style-name="T1">def <text:s text:c="2"/>functionname(param1,param2,....param-n-1=Val1, Param-n=Val2):</text:span></text:p>
      <text:p text:style-name="P1"><text:span text:style-name="T1"><text:s text:c="10"/>------------------------------------------------------------------</text:span></text:p>
      <text:p text:style-name="P1"><text:span text:style-name="T1"><text:tab/> <text:s/>------------------------------------------------------------------</text:span></text:p>
      <text:p text:style-name="P2"/>
      <text:p text:style-name="P1"><text:span text:style-name="T1">Here param-n-1 and param-n are called "default Parameters"</text:span></text:p>
      <text:p text:style-name="P1"><text:span text:style-name="T1"><text:s text:c="3"/>and param1,param-2... are called "Possitional parameters"</text:span></text:p>
      <text:p text:style-name="P2"/>
      <text:p text:style-name="P1"><text:span text:style-name="T1">Rule-: When we use default parameters in the function definition, They must be used as last Parameter(s) otherwise we get Error( SyntaxError: non-default argument (Possitional ) follows default argument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98" meta:character-count="1005" meta:non-whitespace-character-count="892"/>
    <meta:generator>LibreOfficeDev/6.0.5.2$Linux_X86_64 LibreOffice_project/</meta:generator>
  </office:meta>
</office:document-meta>
</file>